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Medium" svg:font-family="'Fira Code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F Pro Display" svg:font-family="'SF Pro Display'" style:font-adornments="Mediu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9c4" draw:fill="solid" draw:fill-color="#fff9c4" draw:textarea-horizontal-align="justify" draw:textarea-vertical-align="middle" draw:auto-grow-height="false" fo:min-height="10.719cm" fo:min-width="16.632cm" draw:shadow="hidden"/>
    </style:style>
    <style:style style:name="gr2" style:family="graphic" style:parent-style-name="standard">
      <style:graphic-properties svg:stroke-color="#c5cae9" draw:fill-color="#c5cae9" draw:textarea-horizontal-align="justify" draw:textarea-vertical-align="middle" draw:auto-grow-height="false" fo:min-height="1.972cm" fo:min-width="14.74cm"/>
    </style:style>
    <style:style style:name="gr3" style:family="graphic" style:parent-style-name="standard">
      <style:graphic-properties svg:stroke-color="#dcedc8" draw:fill="solid" draw:fill-color="#dcedc8" draw:textarea-horizontal-align="justify" draw:textarea-vertical-align="middle" draw:auto-grow-height="false" fo:min-height="21.168cm" fo:min-width="21.428cm" draw:shadow="hidden"/>
    </style:style>
    <style:style style:name="gr4" style:family="graphic" style:parent-style-name="standard">
      <style:graphic-properties svg:stroke-color="#ef9a9a" draw:fill-color="#ef9a9a" draw:textarea-horizontal-align="justify" draw:textarea-vertical-align="middle" draw:auto-grow-height="false" fo:min-height="1.392cm" fo:min-width="3.167cm" draw:shadow="hidden"/>
      <style:paragraph-properties style:writing-mode="lr-tb"/>
    </style:style>
    <style:style style:name="gr5" style:family="graphic" style:parent-style-name="standard">
      <style:graphic-properties svg:stroke-color="#ef9a9a" draw:fill-color="#ef9a9a" draw:textarea-horizontal-align="justify" draw:textarea-vertical-align="middle" draw:auto-grow-height="false" fo:min-height="1.337cm" fo:min-width="14.105cm" draw:shadow="hidden"/>
      <style:paragraph-properties style:writing-mode="lr-tb"/>
    </style:style>
    <style:style style:name="gr6" style:family="graphic" style:parent-style-name="standard">
      <style:graphic-properties svg:stroke-color="#ffe0b2" draw:fill-color="#ffe0b2" draw:textarea-horizontal-align="justify" draw:textarea-vertical-align="middle" draw:auto-grow-height="false" fo:min-height="2.051cm" fo:min-width="14.105cm" draw:shadow="hidden"/>
      <style:paragraph-properties style:writing-mode="lr-tb"/>
    </style:style>
    <style:style style:name="gr7" style:family="graphic" style:parent-style-name="standard">
      <style:graphic-properties svg:stroke-color="#ffe0b2" draw:fill-color="#ffe0b2" draw:textarea-horizontal-align="justify" draw:textarea-vertical-align="middle" draw:auto-grow-height="false" fo:min-height="1.338cm" fo:min-width="2.675cm" draw:shadow="hidden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51cm" fo:min-width="3.502cm" draw:shadow="hidden"/>
      <style:paragraph-properties style:writing-mode="lr-tb"/>
    </style:style>
    <style:style style:name="gr9" style:family="graphic" style:parent-style-name="standard">
      <style:graphic-properties svg:stroke-color="#ef9a9a" draw:fill-color="#ef9a9a" draw:textarea-horizontal-align="justify" draw:textarea-vertical-align="middle" draw:auto-grow-height="false" fo:min-height="2.608cm" fo:min-width="14.105cm" draw:shadow="hidden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49cm" fo:min-width="9.025cm" draw:shadow="hidden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9cm" fo:min-width="3.945cm" draw:shadow="hidden"/>
      <style:paragraph-properties style:writing-mode="lr-tb"/>
    </style:style>
    <style:style style:name="gr12" style:family="graphic" style:parent-style-name="standard">
      <style:graphic-properties svg:stroke-color="#c5cae9" draw:fill-color="#c5cae9" draw:textarea-horizontal-align="justify" draw:textarea-vertical-align="middle" draw:auto-grow-height="false" fo:min-height="3.632cm" fo:min-width="3.112cm" draw:shadow="hidden"/>
    </style:style>
    <style:style style:name="gr13" style:family="graphic" style:parent-style-name="standard">
      <style:graphic-properties svg:stroke-color="#ffe0b2" draw:fill-color="#ffe0b2" draw:textarea-horizontal-align="justify" draw:textarea-vertical-align="middle" draw:auto-grow-height="false" fo:min-height="1.064cm" fo:min-width="2.835cm" draw:shadow="hidden"/>
      <style:paragraph-properties style:writing-mode="lr-tb"/>
    </style:style>
    <style:style style:name="gr14" style:family="graphic" style:parent-style-name="standard">
      <style:graphic-properties svg:stroke-color="#c5cae9" draw:fill-color="#c5cae9" draw:textarea-horizontal-align="justify" draw:textarea-vertical-align="middle" draw:auto-grow-height="false" fo:min-height="2.123cm" fo:min-width="3.054cm" draw:shadow="hidden"/>
    </style:style>
    <style:style style:name="gr15" style:family="graphic" style:parent-style-name="standard">
      <style:graphic-properties svg:stroke-color="#ffe0b2" draw:fill-color="#ffe0b2" draw:textarea-horizontal-align="justify" draw:textarea-vertical-align="middle" draw:auto-grow-height="false" fo:min-height="1.064cm" fo:min-width="2.679cm" draw:shadow="hidden"/>
      <style:paragraph-properties style:writing-mode="lr-tb"/>
    </style:style>
    <style:style style:name="gr16" style:family="graphic" style:parent-style-name="standard">
      <style:graphic-properties svg:stroke-color="#ffe0b2" draw:fill-color="#ffe0b2" draw:textarea-horizontal-align="justify" draw:textarea-vertical-align="middle" draw:auto-grow-height="false" fo:min-height="1.064cm" fo:min-width="2.836cm" draw:shadow="hidden"/>
      <style:paragraph-properties style:writing-mode="lr-tb"/>
    </style:style>
    <style:style style:name="gr17" style:family="graphic" style:parent-style-name="standard">
      <style:graphic-properties svg:stroke-color="#b3e5fc" draw:fill-color="#b3e5fc" draw:textarea-horizontal-align="justify" draw:textarea-vertical-align="middle" draw:auto-grow-height="false" fo:min-height="9.001cm" fo:min-width="16.896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2.379cm" fo:min-width="6.5cm" draw:shadow="hidden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379cm" fo:min-width="6.501cm" draw:shadow="hidden"/>
      <style:paragraph-properties style:writing-mode="lr-tb"/>
    </style:style>
    <style:style style:name="gr20" style:family="graphic" style:parent-style-name="objectwithoutfill">
      <style:graphic-properties svg:stroke-width="0.282cm" draw:marker-start-width="0.623cm" draw:marker-end="Arrowheads_20_12" draw:marker-end-width="0.723cm" draw:fill="none" draw:textarea-vertical-align="middle" fo:padding-top="0.266cm" fo:padding-bottom="0.266cm" fo:padding-left="0.391cm" fo:padding-right="0.391cm" draw:shadow="hidden"/>
    </style:style>
    <style:style style:name="gr21" style:family="graphic" style:parent-style-name="objectwithoutfill">
      <style:graphic-properties svg:stroke-width="0.282cm" draw:marker-start-width="0.623cm" draw:marker-end="Arrowheads_20_13" draw:marker-end-width="0.723cm" draw:fill="none" draw:textarea-vertical-align="middle" fo:padding-top="0.266cm" fo:padding-bottom="0.266cm" fo:padding-left="0.391cm" fo:padding-right="0.391cm" draw:shadow="hidden"/>
    </style:style>
    <style:style style:name="gr22" style:family="graphic" style:parent-style-name="objectwithoutfill">
      <style:graphic-properties svg:stroke-width="0.282cm" draw:marker-start-width="0.623cm" draw:marker-end="Arrowheads_20_14" draw:marker-end-width="0.723cm" draw:fill="none" draw:textarea-vertical-align="middle" fo:padding-top="0.266cm" fo:padding-bottom="0.266cm" fo:padding-left="0.391cm" fo:padding-right="0.391cm" draw:shadow="hidden"/>
    </style:style>
    <style:style style:name="gr23" style:family="graphic" style:parent-style-name="standard">
      <style:graphic-properties draw:textarea-horizontal-align="justify" draw:textarea-vertical-align="middle" draw:auto-grow-height="false" fo:min-height="1.393cm" fo:min-width="3.501cm" draw:shadow="hidden"/>
      <style:paragraph-properties style:writing-mode="lr-tb"/>
    </style:style>
    <style:style style:name="gr24" style:family="graphic" style:parent-style-name="objectwithoutfill">
      <style:graphic-properties svg:stroke-width="0.282cm" svg:stroke-color="#b39ddb" draw:marker-start-width="0.623cm" draw:marker-end="Arrowheads_20_15" draw:marker-end-width="0.723cm" draw:fill="none" draw:textarea-vertical-align="middle" fo:padding-top="0.266cm" fo:padding-bottom="0.266cm" fo:padding-left="0.391cm" fo:padding-right="0.391cm" draw:shadow="hidden"/>
    </style:style>
    <style:style style:name="gr25" style:family="graphic" style:parent-style-name="objectwithoutfill">
      <style:graphic-properties svg:stroke-width="0.282cm" svg:stroke-color="#b39ddb" draw:marker-start-width="0.623cm" draw:marker-end="Arrowheads_20_16" draw:marker-end-width="0.723cm" draw:fill="none" draw:textarea-vertical-align="top" fo:padding-top="0.266cm" fo:padding-bottom="0.266cm" fo:padding-left="0.391cm" fo:padding-right="0.391cm" draw:shadow="hidden"/>
    </style:style>
    <style:style style:name="gr26" style:family="graphic" style:parent-style-name="objectwithoutfill">
      <style:graphic-properties svg:stroke-width="0.459cm" draw:marker-start-width="0.886cm" draw:marker-end="Arrowheads_20_17" draw:marker-end-width="0.986cm" draw:fill="none" draw:textarea-vertical-align="middle" fo:padding-top="0.352cm" fo:padding-bottom="0.352cm" fo:padding-left="0.477cm" fo:padding-right="0.477cm" draw:shadow="hidden"/>
    </style:style>
    <style:style style:name="gr27" style:family="graphic" style:parent-style-name="objectwithoutfill">
      <style:graphic-properties svg:stroke-width="0.459cm" draw:marker-start-width="0.888cm" draw:marker-end-width="0.888cm" draw:fill="none" draw:textarea-vertical-align="middle" fo:padding-top="0.354cm" fo:padding-bottom="0.354cm" fo:padding-left="0.479cm" fo:padding-right="0.479cm" draw:shadow="hidden"/>
    </style:style>
    <style:style style:name="gr28" style:family="graphic" style:parent-style-name="standard">
      <style:graphic-properties draw:textarea-horizontal-align="justify" draw:textarea-vertical-align="middle" draw:auto-grow-height="false" fo:min-height="2.051cm" fo:min-width="15.502cm" draw:shadow="hidden"/>
      <style:paragraph-properties style:writing-mode="lr-tb"/>
    </style:style>
    <style:style style:name="gr29" style:family="graphic" style:parent-style-name="standard">
      <style:graphic-properties svg:stroke-color="#ef9a9a" draw:fill-color="#ef9a9a" draw:textarea-horizontal-align="justify" draw:textarea-vertical-align="middle" draw:auto-grow-height="false" fo:min-height="1.655cm" fo:min-width="14.105cm" draw:shadow="hidden"/>
      <style:paragraph-properties style:writing-mode="lr-tb"/>
    </style:style>
    <style:style style:name="gr30" style:family="graphic" style:parent-style-name="standard">
      <style:graphic-properties svg:stroke-color="#ffe0b2" draw:fill-color="#ffe0b2" draw:textarea-horizontal-align="justify" draw:textarea-vertical-align="middle" draw:auto-grow-height="false" fo:min-height="1.271cm" fo:min-width="14.66cm" draw:shadow="hidden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objectwithoutfill">
      <style:graphic-properties svg:stroke-width="0.282cm" svg:stroke-color="#b39ddb" draw:marker-start-width="0.623cm" draw:marker-end="Arrowheads_20_8" draw:marker-end-width="0.723cm" draw:fill="none" draw:textarea-vertical-align="middle" fo:padding-top="0.266cm" fo:padding-bottom="0.266cm" fo:padding-left="0.391cm" fo:padding-right="0.391cm" draw:shadow="hidden"/>
    </style:style>
    <style:style style:name="gr32" style:family="graphic" style:parent-style-name="objectwithoutfill">
      <style:graphic-properties svg:stroke-width="0.282cm" svg:stroke-color="#b39ddb" draw:marker-start-width="0.623cm" draw:marker-end="Arrowheads_20_9" draw:marker-end-width="0.723cm" draw:fill="none" draw:textarea-vertical-align="middle" fo:padding-top="0.266cm" fo:padding-bottom="0.266cm" fo:padding-left="0.391cm" fo:padding-right="0.391cm" draw:shadow="hidden"/>
    </style:style>
    <style:style style:name="gr33" style:family="graphic" style:parent-style-name="objectwithoutfill">
      <style:graphic-properties svg:stroke-width="0.282cm" svg:stroke-color="#b39ddb" draw:marker-start-width="0.623cm" draw:marker-end="Arrowheads_20_10" draw:marker-end-width="0.723cm" draw:fill="none" draw:textarea-vertical-align="middle" fo:padding-top="0.266cm" fo:padding-bottom="0.266cm" fo:padding-left="0.391cm" fo:padding-right="0.391cm" draw:shadow="hidden"/>
    </style:style>
    <style:style style:name="gr34" style:family="graphic" style:parent-style-name="objectwithoutfill">
      <style:graphic-properties svg:stroke-width="0.459cm" draw:marker-start-width="0.888cm" draw:marker-end="Arrowheads_20_22" draw:marker-end-width="0.988cm" draw:fill="none" draw:textarea-vertical-align="middle" fo:padding-top="0.354cm" fo:padding-bottom="0.354cm" fo:padding-left="0.479cm" fo:padding-right="0.479cm" draw:shadow="hidden"/>
    </style:style>
    <style:style style:name="gr35" style:family="graphic" style:parent-style-name="standard">
      <style:graphic-properties draw:textarea-horizontal-align="justify" draw:textarea-vertical-align="middle" draw:auto-grow-height="false" fo:min-height="1.064cm" fo:min-width="3.501cm" draw:shadow="hidden"/>
      <style:paragraph-properties style:writing-mode="lr-tb"/>
    </style:style>
    <style:style style:name="gr36" style:family="graphic" style:parent-style-name="objectwithoutfill">
      <style:graphic-properties svg:stroke-width="0.282cm" svg:stroke-color="#b39ddb" draw:marker-start-width="0.624cm" draw:marker-end="Arrowheads_20_25" draw:marker-end-width="0.724cm" draw:fill="none" draw:textarea-vertical-align="middle" fo:padding-top="0.267cm" fo:padding-bottom="0.267cm" fo:padding-left="0.392cm" fo:padding-right="0.392cm"/>
    </style:style>
    <style:style style:name="gr37" style:family="graphic" style:parent-style-name="standard">
      <style:graphic-properties svg:stroke-color="#ffe082" draw:fill-color="#ffe0b2" draw:textarea-horizontal-align="justify" draw:textarea-vertical-align="middle" draw:auto-grow-height="false" fo:min-height="1.338cm" fo:min-width="2.675cm" draw:shadow="hidden"/>
      <style:paragraph-properties style:writing-mode="lr-tb"/>
    </style:style>
    <style:style style:name="gr38" style:family="graphic" style:parent-style-name="objectwithoutfill">
      <style:graphic-properties svg:stroke-width="0.282cm" svg:stroke-color="#b39ddb" draw:marker-start-width="0.624cm" draw:marker-end="Arrowheads_20_26" draw:marker-end-width="0.724cm" draw:fill="none" draw:textarea-vertical-align="middle" fo:padding-top="0.267cm" fo:padding-bottom="0.267cm" fo:padding-left="0.392cm" fo:padding-right="0.392cm"/>
    </style:style>
    <style:style style:name="gr39" style:family="graphic" style:parent-style-name="objectwithoutfill">
      <style:graphic-properties svg:stroke-width="0.282cm" svg:stroke-color="#b39ddb" draw:marker-start-width="0.624cm" draw:marker-end="Arrowheads_20_27" draw:marker-end-width="0.724cm" draw:fill="none" draw:textarea-vertical-align="middle" fo:padding-top="0.267cm" fo:padding-bottom="0.267cm" fo:padding-left="0.392cm" fo:padding-right="0.392cm"/>
    </style:style>
    <style:style style:name="gr40" style:family="graphic" style:parent-style-name="objectwithoutfill">
      <style:graphic-properties svg:stroke-width="0.282cm" svg:stroke-color="#b39ddb" draw:marker-start-width="0.624cm" draw:marker-end="Arrowheads_20_28" draw:marker-end-width="0.724cm" draw:fill="none" draw:textarea-vertical-align="middle" fo:padding-top="0.267cm" fo:padding-bottom="0.267cm" fo:padding-left="0.392cm" fo:padding-right="0.392cm"/>
    </style:style>
    <style:style style:name="gr41" style:family="graphic" style:parent-style-name="objectwithoutfill">
      <style:graphic-properties svg:stroke-width="0.282cm" svg:stroke-color="#b39ddb" draw:marker-start-width="0.624cm" draw:marker-end="Arrowheads_20_29" draw:marker-end-width="0.724cm" draw:fill="none" draw:textarea-vertical-align="middle" fo:padding-top="0.267cm" fo:padding-bottom="0.267cm" fo:padding-left="0.392cm" fo:padding-right="0.392cm"/>
    </style:style>
    <style:style style:name="gr42" style:family="graphic" style:parent-style-name="objectwithoutfill">
      <style:graphic-properties svg:stroke-width="0.282cm" svg:stroke-color="#b39ddb" draw:marker-start-width="0.624cm" draw:marker-end="Arrowheads_20_30" draw:marker-end-width="0.724cm" draw:fill="none" draw:textarea-vertical-align="middle" fo:padding-top="0.267cm" fo:padding-bottom="0.267cm" fo:padding-left="0.392cm" fo:padding-right="0.392cm"/>
    </style:style>
    <style:style style:name="gr43" style:family="graphic" style:parent-style-name="objectwithoutfill">
      <style:graphic-properties svg:stroke-width="0.282cm" svg:stroke-color="#b39ddb" draw:marker-start-width="0.624cm" draw:marker-end="Arrowheads_20_31" draw:marker-end-width="0.724cm" draw:fill="none" draw:textarea-vertical-align="middle" fo:padding-top="0.267cm" fo:padding-bottom="0.267cm" fo:padding-left="0.392cm" fo:padding-right="0.392cm"/>
    </style:style>
    <style:style style:name="gr44" style:family="graphic" style:parent-style-name="objectwithoutfill">
      <style:graphic-properties svg:stroke-width="0.282cm" svg:stroke-color="#b39ddb" draw:marker-start-width="0.624cm" draw:marker-end="Arrowheads_20_32" draw:marker-end-width="0.724cm" draw:fill="none" draw:textarea-vertical-align="middle" fo:padding-top="0.267cm" fo:padding-bottom="0.267cm" fo:padding-left="0.392cm" fo:padding-right="0.392cm"/>
    </style:style>
    <style:style style:name="gr45" style:family="graphic" style:parent-style-name="objectwithoutfill">
      <style:graphic-properties svg:stroke-width="0.282cm" svg:stroke-color="#b39ddb" draw:marker-start-width="0.622cm" draw:marker-end="Arrowheads_20_33" draw:marker-end-width="0.722cm" draw:fill="none" draw:textarea-vertical-align="middle" fo:padding-top="0.265cm" fo:padding-bottom="0.265cm" fo:padding-left="0.39cm" fo:padding-right="0.39cm"/>
    </style:style>
    <style:style style:name="gr46" style:family="graphic" style:parent-style-name="objectwithoutfill">
      <style:graphic-properties svg:stroke-width="0.282cm" svg:stroke-color="#b39ddb" draw:marker-start-width="0.622cm" draw:marker-end="Arrowheads_20_34" draw:marker-end-width="0.722cm" draw:fill="none" draw:textarea-vertical-align="middle" fo:padding-top="0.265cm" fo:padding-bottom="0.265cm" fo:padding-left="0.39cm" fo:padding-right="0.39cm"/>
    </style:style>
    <style:style style:name="gr47" style:family="graphic" style:parent-style-name="objectwithoutfill">
      <style:graphic-properties svg:stroke-width="0.282cm" svg:stroke-color="#b39ddb" draw:marker-start-width="0.622cm" draw:marker-end="Arrowheads_20_35" draw:marker-end-width="0.722cm" draw:fill="none" draw:textarea-vertical-align="middle" fo:padding-top="0.265cm" fo:padding-bottom="0.265cm" fo:padding-left="0.39cm" fo:padding-right="0.39cm"/>
    </style:style>
    <style:style style:name="gr48" style:family="graphic" style:parent-style-name="objectwithoutfill">
      <style:graphic-properties svg:stroke-width="0.282cm" svg:stroke-color="#b39ddb" draw:marker-start-width="0.622cm" draw:marker-end="Arrowheads_20_36" draw:marker-end-width="0.722cm" draw:fill="none" draw:textarea-vertical-align="middle" fo:padding-top="0.265cm" fo:padding-bottom="0.265cm" fo:padding-left="0.39cm" fo:padding-right="0.39cm"/>
    </style:style>
    <style:style style:name="gr49" style:family="graphic" style:parent-style-name="objectwithoutfill">
      <style:graphic-properties svg:stroke-width="0.282cm" svg:stroke-color="#b39ddb" draw:marker-start-width="0.622cm" draw:marker-end="Arrowheads_20_37" draw:marker-end-width="0.722cm" draw:fill="none" draw:textarea-vertical-align="middle" fo:padding-top="0.265cm" fo:padding-bottom="0.265cm" fo:padding-left="0.39cm" fo:padding-right="0.39cm"/>
    </style:style>
    <style:style style:name="gr50" style:family="graphic" style:parent-style-name="objectwithoutfill">
      <style:graphic-properties svg:stroke-width="0.282cm" svg:stroke-color="#b39ddb" draw:marker-start-width="0.622cm" draw:marker-end="Arrowheads_20_38" draw:marker-end-width="0.722cm" draw:fill="none" draw:textarea-vertical-align="middle" fo:padding-top="0.265cm" fo:padding-bottom="0.265cm" fo:padding-left="0.39cm" fo:padding-right="0.39cm"/>
    </style:style>
    <style:style style:name="gr51" style:family="graphic" style:parent-style-name="objectwithoutfill">
      <style:graphic-properties svg:stroke-width="0.282cm" svg:stroke-color="#b39ddb" draw:marker-start-width="0.622cm" draw:marker-end="Arrowheads_20_39" draw:marker-end-width="0.722cm" draw:fill="none" draw:textarea-vertical-align="middle" fo:padding-top="0.265cm" fo:padding-bottom="0.265cm" fo:padding-left="0.39cm" fo:padding-right="0.39cm"/>
    </style:style>
    <style:style style:name="gr52" style:family="graphic" style:parent-style-name="objectwithoutfill">
      <style:graphic-properties svg:stroke-width="0.282cm" svg:stroke-color="#b39ddb" draw:marker-start-width="0.622cm" draw:marker-end="Arrowheads_20_40" draw:marker-end-width="0.722cm" draw:fill="none" draw:textarea-vertical-align="middle" fo:padding-top="0.265cm" fo:padding-bottom="0.265cm" fo:padding-left="0.39cm" fo:padding-right="0.39cm"/>
    </style:style>
    <style:style style:name="gr53" style:family="graphic" style:parent-style-name="objectwithoutfill">
      <style:graphic-properties svg:stroke-width="0.282cm" svg:stroke-color="#b39ddb" draw:marker-start-width="0.622cm" draw:marker-end="Arrowheads_20_41" draw:marker-end-width="0.722cm" draw:fill="none" draw:textarea-vertical-align="middle" fo:padding-top="0.265cm" fo:padding-bottom="0.265cm" fo:padding-left="0.39cm" fo:padding-right="0.39cm"/>
    </style:style>
    <style:style style:name="gr54" style:family="graphic" style:parent-style-name="objectwithoutfill">
      <style:graphic-properties svg:stroke-width="0.282cm" svg:stroke-color="#b39ddb" draw:marker-start-width="0.622cm" draw:marker-end="Arrowheads_20_42" draw:marker-end-width="0.722cm" draw:fill="none" draw:textarea-vertical-align="middle" fo:padding-top="0.265cm" fo:padding-bottom="0.265cm" fo:padding-left="0.39cm" fo:padding-right="0.39cm"/>
    </style:style>
    <style:style style:name="P1" style:family="paragraph">
      <loext:graphic-properties draw:fill="solid" draw:fill-color="#fff9c4"/>
      <style:paragraph-properties fo:text-align="center"/>
      <style:text-properties style:font-name="SF Pro Display" fo:font-size="16pt"/>
    </style:style>
    <style:style style:name="P2" style:family="paragraph">
      <loext:graphic-properties draw:fill-color="#c5cae9"/>
      <style:paragraph-properties fo:text-align="center"/>
      <style:text-properties style:font-name="SF Pro Display" fo:font-size="16pt"/>
    </style:style>
    <style:style style:name="P3" style:family="paragraph">
      <loext:graphic-properties draw:fill="solid" draw:fill-color="#dcedc8"/>
      <style:paragraph-properties fo:text-align="center"/>
    </style:style>
    <style:style style:name="P4" style:family="paragraph">
      <style:paragraph-properties fo:text-align="center" style:writing-mode="lr-tb"/>
      <style:text-properties style:font-name="SF Pro Display" fo:font-size="16pt"/>
    </style:style>
    <style:style style:name="P5" style:family="paragraph">
      <loext:graphic-properties draw:fill-color="#ef9a9a"/>
      <style:paragraph-properties fo:text-align="center" style:writing-mode="lr-tb"/>
      <style:text-properties style:font-name="SF Pro Display" fo:font-size="16pt"/>
    </style:style>
    <style:style style:name="P6" style:family="paragraph">
      <loext:graphic-properties draw:fill-color="#ffe0b2"/>
      <style:paragraph-properties fo:text-align="center" style:writing-mode="lr-tb"/>
      <style:text-properties style:font-name="SF Pro Display" fo:font-size="16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F Pro Display" fo:font-size="16pt"/>
    </style:style>
    <style:style style:name="P8" style:family="paragraph">
      <loext:graphic-properties draw:fill-color="#b3e5fc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SF Pro Display" fo:font-size="16pt"/>
    </style:style>
    <style:style style:name="P10" style:family="paragraph">
      <loext:graphic-properties draw:fill="none"/>
      <style:paragraph-properties fo:margin-top="0cm" fo:margin-bottom="0cm" fo:line-height="100%" fo:text-align="center" style:writing-mode="lr-tb"/>
      <style:text-properties style:font-name="SF Pro Display" fo:font-size="16pt"/>
    </style:style>
    <style:style style:name="T1" style:family="text">
      <style:text-properties style:font-name="SF Pro Display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68cm" svg:height="11.505cm" svg:x="5.192cm" svg:y="0.635cm">
          <text:p/>
          <draw:enhanced-geometry svg:viewBox="0 0 21600 21600" draw:path-stretchpoint-x="10800" draw:path-stretchpoint-y="10800" draw:text-areas="?f3 ?f4 ?f5 ?f6" draw:type="round-rectangle" draw:modifiers="1650.1303667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2.222cm" svg:x="6.35cm" svg:y="9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528cm" svg:height="22.018cm" svg:x="0.332cm" svg:y="12.48cm">
          <text:p/>
          <draw:enhanced-geometry svg:viewBox="0 0 21600 21600" draw:path-stretchpoint-x="10800" draw:path-stretchpoint-y="10800" draw:text-areas="?f3 ?f4 ?f5 ?f6" draw:type="round-rectangle" draw:modifiers="740.633089604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667cm" svg:height="1.642cm" svg:x="12.334cm" svg:y="1.588cm">
          <text:p text:style-name="P4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4.605cm" svg:height="1.587cm" svg:x="6.667cm" svg:y="6.985cm">
          <text:p text:style-name="P4">Fetch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14.605cm" svg:height="2.301cm" svg:x="6.667cm" svg:y="13.335cm">
          <text:p text:style-name="P4">Renam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1.588cm" svg:x="18.097cm" svg:y="9.842cm">
          <text:p text:style-name="P4">Decod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002cm" svg:height="2.301cm" svg:x="2.03cm" svg:y="13.335cm">
          <text:p text:style-name="P4">ROB</text:p>
          <text:p text:style-name="P7"><text:span text:style-name="T1">3</text:span><text:span text:style-name="T1">2 </text:span><text:span text:style-name="T1">e</text:span><text:span text:style-name="T1">nt</text:span><text:span text:style-name="T1">ri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14.605cm" svg:height="2.858cm" svg:x="6.667cm" svg:y="21.272cm">
          <text:p text:style-name="P4">Registers File</text:p>
          <text:p text:style-name="P7"><text:span text:style-name="T1">1</text:span><text:span text:style-name="T1">2</text:span><text:span text:style-name="T1">8 </text:span><text:span text:style-name="T1">e</text:span><text:span text:style-name="T1">nt</text:span><text:span text:style-name="T1">ri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9.525cm" svg:height="2.299cm" svg:x="6.667cm" svg:y="17.703cm">
          <text:p text:style-name="P4">Queue ALU</text:p>
          <text:p text:style-name="P4"><text:span text:style-name="T1">32 entrie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4.445cm" svg:height="2.299cm" svg:x="16.827cm" svg:y="17.703cm">
          <text:p text:style-name="P4">Queue MEM</text:p>
          <text:p text:style-name="P7"><text:span text:style-name="T1">32 entri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" draw:id="id4" draw:layer="layout" svg:width="4.002cm" svg:height="4.272cm" svg:x="12.19cm" svg:y="28.5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335cm" svg:height="1.314cm" svg:x="12.508cm" svg:y="29.21cm">
          <text:p text:style-name="P4">ALU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335cm" svg:height="1.314cm" svg:x="12.508cm" svg:y="30.797cm">
          <text:p text:style-name="P4">BR</text:p>
          <draw:enhanced-geometry svg:viewBox="0 0 21600 21600" draw:type="rectangle" draw:enhanced-path="M 0 0 L 21600 0 21600 21600 0 21600 0 0 Z N"/>
        </draw:custom-shape>
        <draw:custom-shape draw:style-name="gr14" draw:text-style-name="P2" xml:id="id1" draw:id="id1" draw:layer="layout" svg:width="3.81cm" svg:height="2.629cm" svg:x="17.145cm" svg:y="28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3.179cm" svg:height="1.314cm" svg:x="17.459cm" svg:y="29.21cm">
          <text:p text:style-name="P4">AGU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02cm" svg:height="4.272cm" svg:x="7.001cm" svg:y="28.5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3.336cm" svg:height="1.314cm" svg:x="7.302cm" svg:y="29.21cm">
          <text:p text:style-name="P4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.336cm" svg:height="1.314cm" svg:x="7.302cm" svg:y="30.797cm">
          <text:p text:style-name="P4">MU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18.002cm" svg:height="9.857cm" svg:x="2.823cm" svg:y="34.715cm">
          <text:p/>
          <draw:enhanced-geometry svg:viewBox="0 0 21600 21600" draw:path-stretchpoint-x="10800" draw:path-stretchpoint-y="10800" draw:text-areas="?f3 ?f4 ?f5 ?f6" draw:type="round-rectangle" draw:modifiers="1641.14424832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" draw:id="id2" draw:layer="layout" svg:width="7cm" svg:height="2.629cm" svg:x="3.822cm" svg:y="37.344cm">
          <text:p text:style-name="P4">Store</text:p>
          <draw:enhanced-geometry svg:viewBox="0 0 21600 21600" draw:type="rectangle" draw:enhanced-path="M 0 0 L 21600 0 21600 21600 0 21600 0 0 Z N"/>
        </draw:custom-shape>
        <draw:custom-shape draw:style-name="gr19" draw:text-style-name="P4" xml:id="id3" draw:id="id3" draw:layer="layout" svg:width="7.001cm" svg:height="2.629cm" svg:x="12.823cm" svg:y="37.344cm">
          <text:p text:style-name="P4">Load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line-skew="1.746cm" svg:x1="19.05cm" svg:y1="31.204cm" svg:x2="7.322cm" svg:y2="37.344cm" draw:start-shape="id1" draw:start-glue-point="2" draw:end-shape="id2" draw:end-glue-point="0" svg:d="M19050 31204v4816h-11728v1324" svg:viewBox="0 0 11729 6141">
          <text:p/>
        </draw:connector>
        <draw:connector draw:style-name="gr21" draw:text-style-name="P9" draw:layer="layout" draw:line-skew="1.746cm" svg:x1="19.05cm" svg:y1="31.204cm" svg:x2="16.323cm" svg:y2="37.344cm" draw:start-shape="id1" draw:start-glue-point="2" draw:end-shape="id3" draw:end-glue-point="0" svg:d="M19050 31204v4816h-2727v1324" svg:viewBox="0 0 2728 6141">
          <text:p/>
        </draw:connector>
        <draw:connector draw:style-name="gr22" draw:text-style-name="P9" draw:layer="layout" draw:line-skew="0.45cm -5.228cm" svg:x1="14.191cm" svg:y1="32.847cm" svg:x2="7cm" svg:y2="2.408cm" draw:start-shape="id4" draw:start-glue-point="2" draw:end-shape="id5" draw:end-glue-point="3" svg:d="M14191 32847v952h-12921v-31391h5730" svg:viewBox="0 0 12922 31392">
          <text:p/>
        </draw:connector>
        <draw:custom-shape draw:style-name="gr23" draw:text-style-name="P4" xml:id="id5" draw:id="id5" draw:layer="layout" svg:width="4.001cm" svg:height="1.643cm" svg:x="7cm" svg:y="1.587cm">
          <text:p text:style-name="P4">NextPC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13.969cm" svg:y1="15.636cm" svg:x2="11.429cm" svg:y2="17.703cm" draw:start-shape="id6" draw:start-glue-point="2" draw:end-shape="id7" draw:end-glue-point="0" svg:d="M13969 15636v1033h-2540v1034" svg:viewBox="0 0 2541 2068">
          <text:p/>
        </draw:connector>
        <draw:connector draw:style-name="gr25" draw:text-style-name="P10" draw:layer="layout" svg:x1="13.969cm" svg:y1="15.636cm" svg:x2="19.049cm" svg:y2="17.703cm" draw:start-shape="id6" draw:start-glue-point="2" draw:end-shape="id8" draw:end-glue-point="0" svg:d="M13969 15636v1033h5080v1034" svg:viewBox="0 0 5081 2068">
          <text:p/>
        </draw:connector>
        <draw:connector draw:style-name="gr26" draw:text-style-name="P9" draw:layer="layout" draw:line-skew="0.45cm -4.896cm" svg:x1="14.191cm" svg:y1="32.847cm" svg:x2="6.667cm" svg:y2="22.701cm" draw:start-shape="id4" draw:start-glue-point="2" draw:end-shape="id9" draw:end-glue-point="3" svg:d="M14191 32847v952h-12922v-11098h5398" svg:viewBox="0 0 12923 11099">
          <text:p/>
        </draw:connector>
        <draw:line draw:style-name="gr27" draw:text-style-name="P9" draw:layer="layout" svg:x1="9.001cm" svg:y1="32.856cm" svg:x2="9.001cm" svg:y2="33.841cm">
          <text:p/>
        </draw:line>
        <draw:custom-shape draw:style-name="gr28" draw:text-style-name="P4" draw:layer="layout" svg:width="16.002cm" svg:height="2.301cm" svg:x="3.823cm" svg:y="40.957cm">
          <text:p text:style-name="P4">DCache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4.605cm" svg:height="1.905cm" svg:x="6.667cm" svg:y="3.777cm">
          <text:p text:style-name="P4">ICache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9.002cm" svg:height="1.905cm" svg:x="3.223cm" svg:y="25.4cm">
          <text:p text:style-name="P4">Bypass Network</text:p>
          <draw:enhanced-geometry svg:viewBox="0 0 21600 21600" draw:glue-points="?f6 10800 10800 21600 ?f5 10800 10800 0" draw:text-areas="?f3 ?f3 ?f4 ?f4" draw:type="trapezoid" draw:modifiers="780.6838632273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1" draw:text-style-name="P9" draw:layer="layout" svg:x1="19.05cm" svg:y1="27.305cm" svg:x2="19.05cm" svg:y2="28.575cm">
          <text:p/>
        </draw:line>
        <draw:line draw:style-name="gr32" draw:text-style-name="P9" draw:layer="layout" svg:x1="14.287cm" svg:y1="27.305cm" svg:x2="14.287cm" svg:y2="28.575cm">
          <text:p/>
        </draw:line>
        <draw:line draw:style-name="gr33" draw:text-style-name="P9" draw:layer="layout" svg:x1="8.89cm" svg:y1="27.305cm" svg:x2="8.89cm" svg:y2="28.575cm">
          <text:p/>
        </draw:line>
        <draw:line draw:style-name="gr34" draw:text-style-name="P9" draw:layer="layout" svg:x1="4.667cm" svg:y1="22.67cm" svg:x2="4.667cm" svg:y2="25.299cm">
          <text:p/>
        </draw:line>
        <draw:custom-shape draw:style-name="gr4" draw:text-style-name="P5" draw:layer="layout" svg:width="3.667cm" svg:height="1.642cm" svg:x="7.302cm" svg:y="13.652cm">
          <text:p text:style-name="P4">MapTable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001cm" svg:height="1.314cm" svg:x="2.031cm" svg:y="17.736cm">
          <text:p text:style-name="P4">BusyTable</text:p>
          <draw:enhanced-geometry svg:viewBox="0 0 21600 21600" draw:type="rectangle" draw:enhanced-path="M 0 0 L 21600 0 21600 21600 0 21600 0 0 Z N"/>
        </draw:custom-shape>
        <draw:line draw:style-name="gr36" draw:text-style-name="P9" draw:layer="layout" svg:x1="19.685cm" svg:y1="11.43cm" svg:x2="19.685cm" svg:y2="13.335cm">
          <text:p/>
        </draw:line>
        <draw:custom-shape draw:style-name="gr37" draw:text-style-name="P6" draw:layer="layout" svg:width="3.175cm" svg:height="1.588cm" svg:x="14.287cm" svg:y="9.842cm">
          <text:p text:style-name="P4">Decoder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175cm" svg:height="1.588cm" svg:x="10.477cm" svg:y="9.842cm">
          <text:p text:style-name="P4">Decoder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175cm" svg:height="1.588cm" svg:x="6.667cm" svg:y="9.842cm">
          <text:p text:style-name="P4">Decoder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8.255cm" svg:y1="8.572cm" svg:x2="8.255cm" svg:y2="9.842cm">
          <text:p/>
        </draw:line>
        <draw:line draw:style-name="gr39" draw:text-style-name="P9" draw:layer="layout" svg:x1="12.065cm" svg:y1="8.572cm" svg:x2="12.065cm" svg:y2="9.842cm">
          <text:p/>
        </draw:line>
        <draw:line draw:style-name="gr40" draw:text-style-name="P9" draw:layer="layout" svg:x1="15.875cm" svg:y1="8.572cm" svg:x2="15.875cm" svg:y2="9.842cm">
          <text:p/>
        </draw:line>
        <draw:line draw:style-name="gr41" draw:text-style-name="P9" draw:layer="layout" svg:x1="19.685cm" svg:y1="8.572cm" svg:x2="19.685cm" svg:y2="9.842cm">
          <text:p/>
        </draw:line>
        <draw:line draw:style-name="gr42" draw:text-style-name="P9" draw:layer="layout" svg:x1="15.875cm" svg:y1="11.43cm" svg:x2="15.875cm" svg:y2="13.335cm">
          <text:p/>
        </draw:line>
        <draw:line draw:style-name="gr43" draw:text-style-name="P9" draw:layer="layout" svg:x1="12.065cm" svg:y1="11.43cm" svg:x2="12.065cm" svg:y2="13.335cm">
          <text:p/>
        </draw:line>
        <draw:line draw:style-name="gr44" draw:text-style-name="P9" draw:layer="layout" svg:x1="8.255cm" svg:y1="11.43cm" svg:x2="8.255cm" svg:y2="13.335cm">
          <text:p/>
        </draw:line>
        <draw:line draw:style-name="gr45" draw:text-style-name="P9" draw:layer="layout" svg:x1="8.255cm" svg:y1="5.682cm" svg:x2="8.255cm" svg:y2="6.985cm">
          <text:p/>
        </draw:line>
        <draw:line draw:style-name="gr46" draw:text-style-name="P9" draw:layer="layout" svg:x1="12.065cm" svg:y1="5.682cm" svg:x2="12.065cm" svg:y2="6.985cm">
          <text:p/>
        </draw:line>
        <draw:line draw:style-name="gr47" draw:text-style-name="P9" draw:layer="layout" svg:x1="15.875cm" svg:y1="5.682cm" svg:x2="15.875cm" svg:y2="6.985cm">
          <text:p/>
        </draw:line>
        <draw:line draw:style-name="gr48" draw:text-style-name="P9" draw:layer="layout" svg:x1="19.685cm" svg:y1="5.682cm" svg:x2="19.685cm" svg:y2="6.985cm">
          <text:p/>
        </draw:line>
        <draw:line draw:style-name="gr49" draw:text-style-name="P9" draw:layer="layout" svg:x1="19.05cm" svg:y1="20.002cm" svg:x2="19.05cm" svg:y2="21.272cm">
          <text:p/>
        </draw:line>
        <draw:line draw:style-name="gr50" draw:text-style-name="P9" draw:layer="layout" svg:x1="19.05cm" svg:y1="24.13cm" svg:x2="19.05cm" svg:y2="25.4cm">
          <text:p/>
        </draw:line>
        <draw:line draw:style-name="gr51" draw:text-style-name="P9" draw:layer="layout" svg:x1="14.287cm" svg:y1="24.13cm" svg:x2="14.287cm" svg:y2="25.4cm">
          <text:p/>
        </draw:line>
        <draw:line draw:style-name="gr52" draw:text-style-name="P9" draw:layer="layout" svg:x1="8.89cm" svg:y1="24.13cm" svg:x2="8.89cm" svg:y2="25.4cm">
          <text:p/>
        </draw:line>
        <draw:line draw:style-name="gr53" draw:text-style-name="P9" draw:layer="layout" svg:x1="8.89cm" svg:y1="20.002cm" svg:x2="8.89cm" svg:y2="21.272cm">
          <text:p/>
        </draw:line>
        <draw:line draw:style-name="gr54" draw:text-style-name="P9" draw:layer="layout" svg:x1="14.287cm" svg:y1="20.002cm" svg:x2="14.287cm" svg:y2="21.272cm">
          <text:p/>
        </draw:line>
        <draw:custom-shape draw:style-name="gr35" draw:text-style-name="P4" draw:layer="layout" svg:width="4.001cm" svg:height="1.314cm" svg:x="2.031cm" svg:y="16.149cm">
          <text:p text:style-name="P4">Freeli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Medium" svg:font-family="'Fira Code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F Pro Display" svg:font-family="'SF Pro Display'" style:font-adornments="Mediu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06-05T20:08:11.434328311</meta:creation-date>
    <dc:date>2022-06-07T22:09:23.358520843</dc:date>
    <dc:creator>Vitalii Yurchenko</dc:creator>
    <meta:editing-duration>PT9M33S</meta:editing-duration>
    <meta:editing-cycles>2</meta:editing-cycles>
    <meta:generator>LibreOffice/7.3.3.2$Linux_X86_64 LibreOffice_project/30$Build-2</meta:generator>
    <meta:document-statistic meta:object-count="61"/>
  </office:meta>
</office:document-meta>
</file>